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Segoe U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uter&gt; enable</text:p>
      <text:p text:style-name="Standard">Router# configure terminal</text:p>
      <text:p text:style-name="Standard"/>
      <text:p text:style-name="Standard"># Configura l'interfaccia interna</text:p>
      <text:p text:style-name="Standard">Router(config)# interface FastEthernet0/0</text:p>
      <text:p text:style-name="Standard">Router(config-if)# ip nat inside</text:p>
      <text:p text:style-name="Standard">Router(config-if)# exit</text:p>
      <text:p text:style-name="Standard"/>
      <text:p text:style-name="Standard"># Configura l'interfaccia esterna</text:p>
      <text:p text:style-name="Standard">Router(config)# interface Serial2/0</text:p>
      <text:p text:style-name="Standard">Router(config-if)# ip nat outside</text:p>
      <text:p text:style-name="Standard">Router(config-if)# exit</text:p>
      <text:p text:style-name="Standard"/>
      <text:p text:style-name="Standard"># Crea una lista di accesso standard per gli indirizzi interni</text:p>
      <text:p text:style-name="Standard">Router(config)# ip access-list standard test-nat</text:p>
      <text:p text:style-name="Standard">Router(config-std-nacl)# permit 192.168.1.0 <office:annotation office:name="__Annotation__60_23438429"><dc:creator>Pasquale Caraccioòo</dc:creator><dc:date>2024-05-21T17:52:12.09</dc:date><text:p text:style-name="P3"><text:span text:style-name="T1">Wilde Mask</text:span></text:p><text:p text:style-name="P3"><text:span text:style-name="T1"/></text:p></office:annotation>0.0.0.255<office:annotation-end office:name="__Annotation__60_23438429"/></text:p>
      <text:p text:style-name="Standard"/>
      <text:p text:style-name="Standard"># Configura il NAT overload</text:p>
      <text:p text:style-name="Standard">Router(config)# ip nat inside source list test-nat interface Serial2/0 overload</text:p>
      <text:p text:style-name="Standard"/>
      <text:p text:style-name="Standard"># Configura il Portforwarding HTTP</text:p>
      <text:p text:style-name="P2">Router(config)# ip nat inside source static <office:annotation office:name="__Annotation__65_23438429"><dc:creator>Pasquale Caraccioòo</dc:creator><dc:date>2024-05-21T17:59:54.51</dc:date><text:p text:style-name="P3"><text:span text:style-name="T1">Protocollo utilizzato</text:span></text:p><text:p text:style-name="P3"><text:span text:style-name="T1"/></text:p></office:annotation>tcp<office:annotation-end office:name="__Annotation__65_23438429"/> <office:annotation office:name="__Annotation__62_23438429"><dc:creator>Pasquale Caraccioòo</dc:creator><dc:date>2024-05-21T17:53:38.46</dc:date><text:p text:style-name="P3"><text:span text:style-name="T1">IP del Server</text:span></text:p></office:annotation>192.168.10.10<office:annotation-end office:name="__Annotation__62_23438429"/> <office:annotation office:name="__Annotation__66_23438429"><dc:creator>Pasquale Caraccioòo</dc:creator><dc:date>2024-05-21T18:00:24.23</dc:date><text:p text:style-name="P3"><text:span text:style-name="T1">Porta utilizzata</text:span></text:p></office:annotation>80<office:annotation-end office:name="__Annotation__66_23438429"/> <office:annotation office:name="__Annotation__61_23438429"><dc:creator>Pasquale Caraccioòo</dc:creator><dc:date>2024-05-21T17:52:59.64</dc:date><text:p text:style-name="P3"><text:span text:style-name="T1">IP Pubblico</text:span></text:p></office:annotation>173.168.0.2<office:annotation-end office:name="__Annotation__61_23438429"/> 80 </text:p>
      <text:p text:style-name="P1"/>
      <text:p text:style-name="P1"># Configura il Portforwarding DNS</text:p>
      <text:p text:style-name="P2">Router(config)# ip nat inside source static udp 192.168.10.10 53 173.168.0.2 53 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# Esci dalla configurazione</text:p>
      <text:p text:style-name="Standard">Router(config)# exit</text:p>
      <text:p text:style-name="Standard"/>
      <text:p text:style-name="Standard"># Salva la configurazione</text:p>
      <text:p text:style-name="Standard">Router# write mem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2T21:39:28.285000000</meta:creation-date>
    <dc:date>2024-05-21T18:00:52.32</dc:date>
    <meta:editing-duration>PT17M4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23" meta:word-count="116" meta:character-count="886"/>
    <dc:creator>Pasquale Caraccioòo</dc:creator>
  </office:meta>
</office:document-meta>
</file>